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7625" officeooo:paragraph-rsid="00197625"/>
    </style:style>
    <style:style style:name="P2" style:family="paragraph" style:parent-style-name="Heading_20_3">
      <style:text-properties officeooo:rsid="00328ff7" officeooo:paragraph-rsid="00328ff7"/>
    </style:style>
    <style:style style:name="P3" style:family="paragraph" style:parent-style-name="Heading_20_3">
      <style:text-properties officeooo:rsid="0019ebe8" officeooo:paragraph-rsid="0019ebe8"/>
    </style:style>
    <style:style style:name="P4" style:family="paragraph" style:parent-style-name="Heading_20_3">
      <style:text-properties officeooo:rsid="0043bed8" officeooo:paragraph-rsid="0043bed8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officeooo:rsid="001ed89c" officeooo:paragraph-rsid="001ed89c"/>
    </style:style>
    <style:style style:name="P12" style:family="paragraph" style:parent-style-name="Standard" style:list-style-name="L6">
      <style:text-properties officeooo:rsid="00229e9b" officeooo:paragraph-rsid="00229e9b"/>
    </style:style>
    <style:style style:name="P13" style:family="paragraph" style:parent-style-name="Text_20_body" style:list-style-name="L7">
      <style:text-properties officeooo:rsid="0043bed8" officeooo:paragraph-rsid="0043bed8"/>
    </style:style>
    <style:style style:name="T1" style:family="text">
      <style:text-properties officeooo:rsid="0038f328"/>
    </style:style>
    <style:style style:name="T2" style:family="text">
      <style:text-properties officeooo:rsid="003c5a51"/>
    </style:style>
    <style:style style:name="T3" style:family="text">
      <style:text-properties officeooo:rsid="0044df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P2" text:outline-level="3">Parent</text:h>
      <text:list xml:id="list1163538972" text:style-name="L1">
        <text:list-item>
          <text:p text:style-name="P5">Init</text:p>
        </text:list-item>
        <text:list-item>
          <text:p text:style-name="P5">attributes:</text:p>
          <text:list>
            <text:list-item>
              <text:p text:style-name="P5">name = default</text:p>
            </text:list-item>
          </text:list>
        </text:list-item>
        <text:list-item>
          <text:p text:style-name="P5">method<text:span text:style-name="T1">s:</text:span></text:p>
          <text:list>
            <text:list-item>
              <text:p text:style-name="P5">get-set attribute<text:span text:style-name="T2">s</text:span></text:p>
            </text:list-item>
            <text:list-item>
              <text:p text:style-name="P5">list</text:p>
            </text:list-item>
          </text:list>
        </text:list-item>
      </text:list>
      <text:p text:style-name="Standard"/>
      <text:h text:style-name="Heading_20_3" text:outline-level="3">Person</text:h>
      <text:list xml:id="list390219023" text:style-name="L2">
        <text:list-item>
          <text:p text:style-name="P6">Inherit Parent</text:p>
        </text:list-item>
      </text:list>
      <text:list xml:id="list3463084910" text:style-name="L3">
        <text:list-item>
          <text:p text:style-name="P7">Init</text:p>
        </text:list-item>
        <text:list-item>
          <text:p text:style-name="P7">attributes:</text:p>
          <text:list>
            <text:list-item>
              <text:p text:style-name="P7">age</text:p>
            </text:list-item>
          </text:list>
        </text:list-item>
        <text:list-item>
          <text:p text:style-name="P7">methods:</text:p>
          <text:list>
            <text:list-item>
              <text:p text:style-name="P7">get-set for attributes</text:p>
            </text:list-item>
          </text:list>
        </text:list-item>
      </text:list>
      <text:p text:style-name="P1"/>
      <text:p text:style-name="P1"/>
      <text:h text:style-name="Heading_20_3" text:outline-level="3">Task</text:h>
      <text:list xml:id="list3541794067" text:style-name="L4">
        <text:list-item>
          <text:p text:style-name="P8">Inherit Parent</text:p>
        </text:list-item>
      </text:list>
      <text:list xml:id="list4187487814" text:style-name="L5">
        <text:list-item>
          <text:p text:style-name="P9">Init</text:p>
        </text:list-item>
        <text:list-item>
          <text:p text:style-name="P9">attributes:</text:p>
          <text:list>
            <text:list-item>
              <text:p text:style-name="P9">description</text:p>
            </text:list-item>
            <text:list-item>
              <text:p text:style-name="P9">time allocation</text:p>
            </text:list-item>
            <text:list-item>
              <text:p text:style-name="P9">person</text:p>
            </text:list-item>
          </text:list>
        </text:list-item>
        <text:list-item>
          <text:p text:style-name="P9">methods:</text:p>
          <text:list>
            <text:list-item>
              <text:p text:style-name="P9">get-set for attributes</text:p>
            </text:list-item>
          </text:list>
        </text:list-item>
      </text:list>
      <text:p text:style-name="P1"/>
      <text:h text:style-name="P3" text:outline-level="3">Timetable</text:h>
      <text:list xml:id="list152453759706624" text:continue-list="list390219023" text:style-name="L2">
        <text:list-item>
          <text:p text:style-name="P6">Inherit Parent</text:p>
        </text:list-item>
      </text:list>
      <text:list xml:id="list759702008" text:style-name="L6">
        <text:list-item>
          <text:p text:style-name="P10">Init</text:p>
        </text:list-item>
        <text:list-item>
          <text:p text:style-name="P10">attributes:</text:p>
          <text:list>
            <text:list-item>
              <text:p text:style-name="P10">day</text:p>
            </text:list-item>
            <text:list-item>
              <text:p text:style-name="P10">daily_start</text:p>
            </text:list-item>
            <text:list-item>
              <text:p text:style-name="P10">daily_end</text:p>
            </text:list-item>
          </text:list>
        </text:list-item>
        <text:list-item>
          <text:p text:style-name="P10">methods</text:p>
          <text:list>
            <text:list-item>
              <text:p text:style-name="P10">list events</text:p>
              <text:list>
                <text:list-item>
                  <text:p text:style-name="P10">day</text:p>
                </text:list-item>
                <text:list-item>
                  <text:p text:style-name="P10">task</text:p>
                </text:list-item>
                <text:list-item>
                  <text:p text:style-name="P10">person</text:p>
                </text:list-item>
              </text:list>
            </text:list-item>
            <text:list-item>
              <text:p text:style-name="P11">add event</text:p>
            </text:list-item>
            <text:list-item>
              <text:p text:style-name="P11">remove event</text:p>
            </text:list-item>
            <text:list-item>
              <text:p text:style-name="P12">job done</text:p>
            </text:list-item>
          </text:list>
        </text:list-item>
      </text:list>
      <text:h text:style-name="Heading_20_3" text:outline-level="3"><text:soft-page-break/></text:h>
      <text:h text:style-name="P4" text:outline-level="3">Utils</text:h>
      <text:list xml:id="list4082665495" text:style-name="L7">
        <text:list-item>
          <text:p text:style-name="P13">Functions:</text:p>
          <text:list>
            <text:list-item>
              <text:p text:style-name="P13">getDataFromJSON</text:p>
            </text:list-item>
            <text:list-item>
              <text:p text:style-name="P13"><text:span text:style-name="T3">write</text:span>DataToJSON</text:p>
            </text:list-item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0:13:12.532643488</meta:creation-date>
    <dc:date>2023-03-14T13:55:52.776213558</dc:date>
    <meta:editing-duration>PT3H42M26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95" meta:character-count="432" meta:non-whitespace-character-count="417"/>
  </office:meta>
</office:document-meta>
</file>